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5.4898in" style:type="center"/>
          <style:tab-stop style:position="10.9047in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Header">
      <style:paragraph-properties fo:text-align="end" style:justify-single-word="false">
        <style:tab-stops>
          <style:tab-stop style:position="5.4898in" style:type="center"/>
          <style:tab-stop style:position="10.9047in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Header">
      <style:paragraph-properties fo:text-align="center" style:justify-single-word="false">
        <style:tab-stops>
          <style:tab-stop style:position="5.4898in" style:type="center"/>
          <style:tab-stop style:position="10.9047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 fo:margin-left="1.3646in" fo:margin-right="0in" fo:text-indent="-1.3646in" style:auto-text-indent="false">
        <style:tab-stops>
          <style:tab-stop style:position="1.1709in"/>
        </style:tab-stops>
      </style:paragraph-properties>
    </style:style>
    <style:style style:name="P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86230272" text:id="ct186230272">
          <text:insertion>
            <office:change-info>
              <dc:creator>Luc Saffre</dc:creator>
              <dc:date>2013-08-02T15:11:00</dc:date>
            </office:change-info>
          </text:insertion>
        </text:changed-region>
        <text:changed-region xml:id="ct188415792" text:id="ct188415792">
          <text:insertion>
            <office:change-info>
              <dc:creator>Luc Saffre</dc:creator>
              <dc:date>2012-05-28T23:04:00</dc:date>
            </office:change-info>
          </text:insertion>
        </text:changed-region>
        <text:changed-region xml:id="ct188415888" text:id="ct188415888">
          <text:insertion>
            <office:change-info>
              <dc:creator>Luc Saffre</dc:creator>
              <dc:date>2012-07-20T13:44:00</dc:date>
            </office:change-info>
          </text:insertion>
        </text:changed-region>
        <text:changed-region xml:id="ct176129408" text:id="ct176129408">
          <text:insertion>
            <office:change-info>
              <dc:creator>Luc Saffre</dc:creator>
              <dc:date>2012-07-20T21:4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lient: <text:tab/><text:change-start text:change-id="ct186230272"/>self.person.get_address(', ')<text:change-end text:change-id="ct186230272"/></text:p>
      <text:p text:style-name="Standard">Sozialarbeiter: <text:change-start text:change-id="ct188415792"/>self.user<text:change-end text:change-id="ct188415792"/></text:p>
      <text:p text:style-name="Standard">ZDSS: <text:change-start text:change-id="ct188415888"/>self.ticket<text:change-end text:change-id="ct188415888"/> / <text:change-start text:change-id="ct176129408"/>self.sent<text:change-end text:change-id="ct176129408"/></text:p>
      <text:h text:style-name="Heading_20_2" text:outline-level="2">Resultate</text:h>
      <text:p text:style-name="Text_20_body">foo<office:annotation><dc:creator>Luc Saffre</dc:creator><dc:date>2012-06-13T12:04:12</dc:date><text:p text:style-name="P6"><text:span text:style-name="T1">do text</text:span></text:p><text:p text:style-name="P6"><text:span text:style-name="T1">from table(self.Result(ar))</text:span></text:p></office:annotatio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22in" style:type="center"/>
          <style:tab-stop style:position="7.244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2444in" table:align="margins"/>
    </style:style>
    <style:style style:name="Table1.A" style:family="table-column">
      <style:table-column-properties style:column-width="1.4736in" style:rel-column-width="13333*"/>
    </style:style>
    <style:style style:name="Table1.B" style:family="table-column">
      <style:table-column-properties style:column-width="4.4424in" style:rel-column-width="40187*"/>
    </style:style>
    <style:style style:name="Table1.C" style:family="table-column">
      <style:table-column-properties style:column-width="1.3285in" style:rel-column-width="12015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5.4898in" style:type="center"/>
          <style:tab-stop style:position="10.9047in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>
      <style:paragraph-properties fo:text-align="center" style:justify-single-word="false">
        <style:tab-stops>
          <style:tab-stop style:position="5.4898in" style:type="center"/>
          <style:tab-stop style:position="10.9047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5.4898in" style:type="center"/>
          <style:tab-stop style:position="10.9047in" style:type="right"/>
        </style:tab-stops>
      </style:paragraph-properties>
      <style:text-properties fo:font-size="10pt" style:font-size-asian="10pt" style:font-size-complex="10pt"/>
    </style:style>
    <style:style style:name="MP4" style:family="paragraph" style:parent-style-name="Standard">
      <style:text-properties fo:font-size="6pt" style:font-size-asian="5.25pt" style:font-size-complex="6pt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6299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tracked-changes>
          <text:changed-region xml:id="ct185939528" text:id="ct185939528">
            <text:insertion>
              <office:change-info>
                <dc:creator>Luc Saffre</dc:creator>
                <dc:date>2012-07-20T21:47:00</dc:date>
              </office:change-info>
            </text:insertion>
          </text:changed-region>
          <text:changed-region xml:id="ct188057728" text:id="ct188057728">
            <text:insertion>
              <office:change-info>
                <dc:creator>Luc Saffre</dc:creator>
                <dc:date>2013-04-18T12:05:00</dc:date>
              </office:change-info>
            </text:insertion>
          </text:changed-region>
        </text:tracked-changes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2-07-20T21:35:16</dc:date><text:p>do text</text:p><text:p>from html(settings.SITE.site_header())</text:p></office:annotation></text:p>
            </table:table-cell>
            <table:table-cell table:style-name="Table1.A1" office:value-type="string">
              <text:p text:style-name="MP2"><text:change-start text:change-id="ct185939528"/>self<text:change-end text:change-id="ct185939528"/></text:p>
            </table:table-cell>
            <table:table-cell office:value-type="string">
              <text:p text:style-name="MP3">Seite <text:page-number text:select-page="current">1</text:page-number> von <text:page-count>1</text:page-count><text:line-break/><text:date style:data-style-name="N120" text:date-value="2013-08-02T15:11:15">2.8.13</text:date> <text:time style:data-style-name="N41" text:time-value="2013-08-02T15:11:15">15:11:13</text:time><text:line-break/><text:change-start text:change-id="ct188057728"/>settings.SITE.site_version()<text:change-end text:change-id="ct188057728"/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2-05-28T22:57:02.53</meta:creation-date>
    <dc:date>2013-08-02T15:11:15</dc:date>
    <dc:creator>Luc Saffre</dc:creator>
    <meta:editing-duration>PT1H1M29S</meta:editing-duration>
    <meta:editing-cycles>29</meta:editing-cycles>
    <meta:generator>LibreOffice/3.5$Linux_x86 LibreOffice_project/350m1$Build-2</meta:generator>
    <meta:document-statistic meta:table-count="1" meta:image-count="0" meta:object-count="0" meta:page-count="1" meta:paragraph-count="8" meta:word-count="22" meta:character-count="171" meta:non-whitespace-character-count="158"/>
  </office:meta>
</office:document-meta>
</file>